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ef9eb" officeooo:paragraph-rsid="000ef9eb"/>
    </style:style>
    <style:style style:name="P2" style:family="paragraph" style:parent-style-name="Standard">
      <style:text-properties fo:color="#000000" officeooo:rsid="000ef9eb" officeooo:paragraph-rsid="000f475d"/>
    </style:style>
    <style:style style:name="P3" style:family="paragraph" style:parent-style-name="Standard">
      <style:text-properties fo:color="#000000" officeooo:paragraph-rsid="000f475d"/>
    </style:style>
    <style:style style:name="P4" style:family="paragraph" style:parent-style-name="Standard">
      <style:text-properties fo:color="#000000" officeooo:rsid="00140598" officeooo:paragraph-rsid="00140598"/>
    </style:style>
    <style:style style:name="P5" style:family="paragraph" style:parent-style-name="Standard">
      <style:text-properties fo:color="#000000" officeooo:rsid="0015acae" officeooo:paragraph-rsid="0015acae"/>
    </style:style>
    <style:style style:name="T1" style:family="text">
      <style:text-properties fo:color="#ff0000" style:text-outline="false" style:text-line-through-style="none" style:text-line-through-type="none" style:font-name="Lohit Hind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" style:family="text">
      <style:text-properties fo:color="#ff0000" style:text-outline="false" style:text-line-through-style="none" style:text-line-through-type="none" style:font-name="Lohit Hindi" fo:font-size="12.5pt" fo:font-style="normal" fo:text-shadow="none" style:text-underline-style="none" fo:font-weight="normal" fo:background-color="#ffffff" loext:char-shading-value="0" style:font-size-asian="12.5pt" style:font-style-asian="normal" style:font-weight-asian="normal" style:text-emphasize="none"/>
    </style:style>
    <style:style style:name="T3" style:family="text">
      <style:text-properties fo:color="#00ffff" style:text-outline="false" style:text-line-through-style="none" style:text-line-through-type="none" style:font-name="Lohit Hind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normal" fo:background-color="#ffffff" loext:char-shading-value="0" style:font-size-asian="12.5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ohit Hind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7" style:family="text">
      <style:text-properties officeooo:rsid="0010ada6"/>
    </style:style>
    <style:style style:name="T8" style:family="text">
      <style:text-properties officeooo:rsid="0010d5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tart Project test.segmentation.<text:span text:style-name="T7">methods.</text:span>distanceMaxima</text:p>
      <text:p text:style-name="P4">DisMaxCSP → Results very nice; But there are still double detections, and detections at non-Cell locations. (filter by textures?; or by circularity?; few cases are still not detected). Balance between speed and accuracy.</text:p>
      <text:p text:style-name="P5">DisMaxCSP2 to study results:</text:p>
      <text:p text:style-name="P5">1. Getting maxima average = 0.1 second</text:p>
      <text:p text:style-name="P5">2. Processing Points average = 0.8 second</text:p>
      <text:p text:style-name="P5">3. J48 classification of fwClass (good results)</text:p>
      <text:p text:style-name="P1"/>
      <text:p text:style-name="P2">CRITICAL: <text:span text:style-name="T4">{</text:span><text:span text:style-name="T1">1</text:span><text:span text:style-name="T6">, </text:span><text:span text:style-name="T1">2</text:span><text:span text:style-name="T6">, </text:span><text:span text:style-name="T1">4</text:span><text:span text:style-name="T6">, </text:span><text:span text:style-name="T1">6</text:span><text:span text:style-name="T6">, 9, 10, 13, 14, 17, 19, 21, 22}</text:span></text:p>
      <text:p text:style-name="P1">A Basic working model. <text:span text:style-name="T8">DistanceMaxima.java DONE. Next Duplicate HoughCSP replace hough with distanceMaxima</text:span></text:p>
      <text:p text:style-name="P1"/>
      <text:p text:style-name="P2">IMPORTANT: <text:span text:style-name="T5">{</text:span><text:span text:style-name="T2">3</text:span><text:span text:style-name="T6">, 7, 11, 15, 20, 23}</text:span></text:p>
      <text:p text:style-name="P1">Integrated within YeastAnalysis.</text:p>
      <text:p text:style-name="P1">Comparison Test with old models (Time + Detection Rate).</text:p>
      <text:p text:style-name="P1"/>
      <text:p text:style-name="P2">Interruption: <text:span text:style-name="T4">{</text:span><text:span text:style-name="T1">5</text:span><text:span text:style-name="T6">, 12, 18, 24}</text:span></text:p>
      <text:p text:style-name="P1">Report</text:p>
      <text:p text:style-name="P1"/>
      <text:p text:style-name="P2">Distraction <text:span text:style-name="T4">{</text:span><text:span text:style-name="T6">8, 16, 25}</text:span></text:p>
      <text:p text:style-name="P1">Perfection + Look + extensive testing <text:span text:style-name="T7">+ Planning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04T12:39:56.939340422</meta:creation-date>
    <meta:generator>LibreOffice/4.2.5.2$Linux_X86_64 LibreOffice_project/420m0$Build-2</meta:generator>
    <dc:date>2014-09-19T17:28:32.416695488</dc:date>
    <dc:creator>Mohamed Tleis</dc:creator>
    <meta:editing-duration>PT6H34M36S</meta:editing-duration>
    <meta:editing-cycles>10</meta:editing-cycles>
    <meta:document-statistic meta:table-count="0" meta:image-count="0" meta:object-count="0" meta:page-count="1" meta:paragraph-count="15" meta:word-count="125" meta:character-count="817" meta:non-whitespace-character-count="707"/>
  </office:meta>
</office:document-meta>
</file>